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8cm" fo:min-width="3.7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2.5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96cm" fo:min-width="2.152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48cm" fo:min-width="3.92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42cm" fo:min-width="2.33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cm" svg:height="3.25cm" svg:x="7.25cm" svg:y="1.75cm">
          <text:p text:style-name="P1">Etat Paramet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25cm" svg:height="3cm" svg:x="1.25cm" svg:y="7.5cm">
          <text:p text:style-name="P1">Etat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.75cm" svg:height="2.75cm" svg:x="8.5cm" svg:y="6.25cm">
          <text:p text:style-name="P1">Affic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0.25cm" svg:y1="5cm" svg:x2="10.375cm" svg:y2="6.25cm" draw:start-shape="id1" draw:start-glue-point="8" draw:end-shape="id2" draw:end-glue-point="4" svg:d="M10250 5000c0 939 125 314 125 1250" svg:viewBox="0 0 126 1251">
          <text:p/>
        </draw:connector>
        <draw:connector draw:style-name="gr5" draw:text-style-name="P2" draw:layer="layout" draw:type="curve" svg:x1="8.5cm" svg:y1="7.625cm" svg:x2="5.5cm" svg:y2="9cm" draw:start-shape="id2" draw:start-glue-point="6" draw:end-shape="id3" draw:end-glue-point="10" svg:d="M8500 7625c-2248 0-749 1375-3000 1375" svg:viewBox="0 0 3001 1376">
          <text:p/>
        </draw:connector>
        <draw:frame draw:style-name="gr6" draw:text-style-name="P3" draw:layer="layout" svg:width="3.25cm" svg:height="2.384cm" svg:x="4.75cm" svg:y="5.616cm">
          <draw:text-box>
            <text:p>Appuyer sur echappe</text:p>
          </draw:text-box>
        </draw:frame>
        <draw:custom-shape draw:style-name="gr7" draw:text-style-name="P1" xml:id="id4" draw:id="id4" draw:layer="layout" svg:width="6.25cm" svg:height="3.25cm" svg:x="13cm" svg:y="8cm">
          <text:p text:style-name="P1">Modifier le nombre d’entit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draw:line-skew="1.352cm" svg:x1="11.701cm" svg:y1="6.652cm" svg:x2="16.125cm" svg:y2="8cm" draw:start-shape="id2" draw:start-glue-point="11" draw:end-shape="id4" draw:end-glue-point="4" svg:d="M11701 6652c0 673 4424 0 4424 1348" svg:viewBox="0 0 4425 1349">
          <text:p/>
        </draw:connector>
        <draw:connector draw:style-name="gr9" draw:text-style-name="P2" draw:layer="layout" draw:type="curve" svg:x1="13cm" svg:y1="9.625cm" svg:x2="10.375cm" svg:y2="9cm" draw:start-shape="id4" draw:start-glue-point="6" draw:end-shape="id2" draw:end-glue-point="8" svg:d="M13000 9625c-1750 0-2625-208-2625-625" svg:viewBox="0 0 2626 626">
          <text:p/>
        </draw:connector>
        <draw:custom-shape draw:style-name="gr10" draw:text-style-name="P1" xml:id="id5" draw:id="id5" draw:layer="layout" svg:width="4cm" svg:height="2.25cm" svg:x="8.5cm" svg:y="12.25cm">
          <text:p text:style-name="P1">Etat 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9.049cm" svg:y1="8.598cm" svg:x2="10.5cm" svg:y2="12.25cm" draw:start-shape="id2" draw:start-glue-point="7" draw:end-shape="id5" draw:end-glue-point="4" svg:d="M9049 8598c0 3042 1451 1216 1451 3652" svg:viewBox="0 0 1452 3653">
          <text:p/>
        </draw:connector>
        <draw:frame draw:style-name="gr12" draw:text-style-name="P3" draw:layer="layout" svg:width="3cm" svg:height="2.75cm" svg:x="6.75cm" svg:y="10cm">
          <draw:text-box>
            <text:p>Appuyer sur entré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9T15:54:32.736574714</dc:date>
    <meta:editing-duration>PT3M37S</meta:editing-duration>
    <meta:editing-cycles>1</meta:editing-cycles>
    <meta:generator>LibreOffice/7.2.6.2$Linux_X86_64 LibreOffice_project/20$Build-2</meta:generator>
    <meta:document-statistic meta:object-count="12"/>
  </office:meta>
</office:document-meta>
</file>